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d579" officeooo:paragraph-rsid="0008d579"/>
    </style:style>
    <style:style style:name="P2" style:family="paragraph" style:parent-style-name="Standard">
      <style:text-properties officeooo:rsid="000a8ce2" officeooo:paragraph-rsid="000a8ce2"/>
    </style:style>
    <style:style style:name="P3" style:family="paragraph" style:parent-style-name="Standard">
      <style:text-properties officeooo:rsid="000c8be2" officeooo:paragraph-rsid="000c8be2"/>
    </style:style>
    <style:style style:name="P4" style:family="paragraph" style:parent-style-name="Standard">
      <style:text-properties officeooo:rsid="000c8be2" officeooo:paragraph-rsid="000c8be2"/>
    </style:style>
    <style:style style:name="P5" style:family="paragraph" style:parent-style-name="Standard">
      <style:text-properties officeooo:rsid="000da475" officeooo:paragraph-rsid="000da4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token: Dient zur verifikation. Ist ein Datenstück</text:p>
      <text:p text:style-name="P1"/>
      <text:p text:style-name="P2">1. selbst Javascript Programm</text:p>
      <text:p text:style-name="P2">2. js-libraries (jquery)</text:p>
      <text:p text:style-name="P2">3. js Framework</text:p>
      <text:p text:style-name="P2"/>
      <text:p text:style-name="P2">Angular js</text:p>
      <text:p text:style-name="P2"/>
      <text:p text:style-name="P2">Angular 2\</text:p>
      <text:p text:style-name="P2">Angular 3 <text:s/>\</text:p>
      <text:p text:style-name="P2">Angular 4 <text:s text:c="3"/>&gt; <text:s/>Angular Framework (von Google)</text:p>
      <text:p text:style-name="P2">Angular 5 <text:s/>/</text:p>
      <text:p text:style-name="P2">Angular 6/</text:p>
      <text:p text:style-name="P2"/>
      <text:p text:style-name="P2"/>
      <text:p text:style-name="P3">Angular Command Line Interface</text:p>
      <text:p text:style-name="P3"><text:tab/>angular g -cli</text:p>
      <text:p text:style-name="P3"><text:tab/><text:tab/>ng new &lt;prj.name&gt;</text:p>
      <text:p text:style-name="P3"/>
      <text:p text:style-name="P5">ng serve …. <text:s text:c="2"/>- startet das program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08:40:53.829831947</meta:creation-date>
    <dc:date>2018-01-11T08:57:52.750028130</dc:date>
    <meta:editing-duration>PT29M57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53" meta:character-count="320" meta:non-whitespace-character-count="270"/>
  </office:meta>
</office:document-meta>
</file>